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text-properties style:text-underline-style="solid" style:text-underline-width="auto" style:text-underline-color="font-color"/>
    </style:style>
    <style:style style:name="P2" style:family="paragraph" style:parent-style-name="Heading_20_1">
      <style:paragraph-properties fo:margin-left="0in" fo:margin-right="0in" fo:text-indent="0in" style:auto-text-indent="false" fo:padding-left="0in" fo:padding-right="0in" fo:padding-top="0in" fo:padding-bottom="0.0193in" fo:border-left="none" fo:border-right="none" fo:border-top="none" fo:border-bottom="0.06pt solid #ffffff"/>
    </style:style>
    <style:style style:name="P3" style:family="paragraph" style:parent-style-name="Heading_20_3">
      <style:text-properties officeooo:paragraph-rsid="00295eb1"/>
    </style:style>
    <style:style style:name="P4" style:family="paragraph" style:parent-style-name="Standard" style:list-style-name="L2">
      <style:text-properties officeooo:paragraph-rsid="001294ae"/>
    </style:style>
    <style:style style:name="P5" style:family="paragraph" style:parent-style-name="Standard" style:list-style-name="L1">
      <style:text-properties officeooo:rsid="001facf2" officeooo:paragraph-rsid="0021875c"/>
    </style:style>
    <style:style style:name="P6" style:family="paragraph" style:parent-style-name="Standard" style:list-style-name="L1">
      <style:text-properties officeooo:rsid="0021875c" officeooo:paragraph-rsid="0021875c"/>
    </style:style>
    <style:style style:name="P7" style:family="paragraph" style:parent-style-name="Standard" style:list-style-name="L1">
      <style:text-properties officeooo:rsid="0022da8d" officeooo:paragraph-rsid="0022da8d"/>
    </style:style>
    <style:style style:name="P8" style:family="paragraph" style:parent-style-name="Standard" style:list-style-name="L1">
      <style:text-properties officeooo:rsid="0023e29b" officeooo:paragraph-rsid="0023e29b"/>
    </style:style>
    <style:style style:name="P9" style:family="paragraph" style:parent-style-name="Standard" style:list-style-name="L1">
      <style:text-properties officeooo:rsid="0025c831" officeooo:paragraph-rsid="0025c831"/>
    </style:style>
    <style:style style:name="P10" style:family="paragraph" style:parent-style-name="Standard" style:list-style-name="L1">
      <style:text-properties officeooo:rsid="002657d0" officeooo:paragraph-rsid="002657d0"/>
    </style:style>
    <style:style style:name="P11" style:family="paragraph" style:parent-style-name="Standard" style:list-style-name="L1">
      <style:text-properties officeooo:rsid="00278601" officeooo:paragraph-rsid="00278601"/>
    </style:style>
    <style:style style:name="P12" style:family="paragraph" style:parent-style-name="Standard">
      <style:text-properties officeooo:rsid="00278601" officeooo:paragraph-rsid="00278601"/>
    </style:style>
    <style:style style:name="P13" style:family="paragraph" style:parent-style-name="Standard" style:list-style-name="L9">
      <style:text-properties officeooo:rsid="00278601" officeooo:paragraph-rsid="007b009e"/>
    </style:style>
    <style:style style:name="P14" style:family="paragraph" style:parent-style-name="Standard">
      <style:text-properties officeooo:rsid="00278601" officeooo:paragraph-rsid="007b009e"/>
    </style:style>
    <style:style style:name="P15" style:family="paragraph" style:parent-style-name="Standard" style:list-style-name="L1">
      <style:text-properties officeooo:rsid="0044c486" officeooo:paragraph-rsid="0044c486"/>
    </style:style>
    <style:style style:name="P16" style:family="paragraph" style:parent-style-name="Standard">
      <style:text-properties officeooo:paragraph-rsid="0056eac4"/>
    </style:style>
    <style:style style:name="P17" style:family="paragraph" style:parent-style-name="Standard">
      <style:paragraph-properties fo:text-align="end" style:justify-single-word="false"/>
    </style:style>
    <style:style style:name="P18" style:family="paragraph" style:parent-style-name="Standard">
      <style:paragraph-properties fo:text-align="end" style:justify-single-word="false"/>
      <style:text-properties officeooo:rsid="0087c80b" officeooo:paragraph-rsid="0087c80b"/>
    </style:style>
    <style:style style:name="P19" style:family="paragraph" style:parent-style-name="Standard">
      <style:paragraph-properties fo:text-align="end" style:justify-single-word="false"/>
      <style:text-properties officeooo:rsid="0088db94" officeooo:paragraph-rsid="0088db94"/>
    </style:style>
    <style:style style:name="P20" style:family="paragraph" style:parent-style-name="Text_20_body">
      <style:text-properties officeooo:paragraph-rsid="00295eb1"/>
    </style:style>
    <style:style style:name="P21" style:family="paragraph" style:parent-style-name="Text_20_body" style:list-style-name="L4">
      <style:text-properties officeooo:rsid="0029ed5a" officeooo:paragraph-rsid="0029ed5a"/>
    </style:style>
    <style:style style:name="P22" style:family="paragraph" style:parent-style-name="Text_20_body" style:list-style-name="L6">
      <style:text-properties officeooo:rsid="0029ed5a" officeooo:paragraph-rsid="0029ed5a"/>
    </style:style>
    <style:style style:name="P23" style:family="paragraph" style:parent-style-name="Text_20_body" style:list-style-name="L4">
      <style:text-properties officeooo:rsid="002a9070" officeooo:paragraph-rsid="002a9070"/>
    </style:style>
    <style:style style:name="P24" style:family="paragraph" style:parent-style-name="Text_20_body" style:list-style-name="L4">
      <style:text-properties officeooo:rsid="002b7da8" officeooo:paragraph-rsid="0059a84e"/>
    </style:style>
    <style:style style:name="P25" style:family="paragraph" style:parent-style-name="Text_20_body" style:list-style-name="L5">
      <style:text-properties officeooo:rsid="002d459c" officeooo:paragraph-rsid="002d459c"/>
    </style:style>
    <style:style style:name="P26" style:family="paragraph" style:parent-style-name="Text_20_body" style:list-style-name="L5">
      <style:text-properties officeooo:rsid="002f336e" officeooo:paragraph-rsid="002f336e"/>
    </style:style>
    <style:style style:name="P27" style:family="paragraph" style:parent-style-name="Text_20_body" style:list-style-name="L6">
      <style:text-properties officeooo:rsid="0030b550" officeooo:paragraph-rsid="0030b550"/>
    </style:style>
    <style:style style:name="P28" style:family="paragraph" style:parent-style-name="Text_20_body" style:list-style-name="L6">
      <style:text-properties officeooo:rsid="0030b550" officeooo:paragraph-rsid="0067b1b4"/>
    </style:style>
    <style:style style:name="P29" style:family="paragraph" style:parent-style-name="Text_20_body" style:list-style-name="L7">
      <style:text-properties officeooo:rsid="0030b550" officeooo:paragraph-rsid="0030b550"/>
    </style:style>
    <style:style style:name="P30" style:family="paragraph" style:parent-style-name="Text_20_body" style:list-style-name="L4">
      <style:text-properties officeooo:rsid="0030b550" officeooo:paragraph-rsid="0059a84e"/>
    </style:style>
    <style:style style:name="P31" style:family="paragraph" style:parent-style-name="Text_20_body" style:list-style-name="L5">
      <style:text-properties officeooo:rsid="003268c3" officeooo:paragraph-rsid="003268c3"/>
    </style:style>
    <style:style style:name="P32" style:family="paragraph" style:parent-style-name="Text_20_body" style:list-style-name="L4">
      <style:text-properties officeooo:rsid="00353fdf" officeooo:paragraph-rsid="0059a84e"/>
    </style:style>
    <style:style style:name="P33" style:family="paragraph" style:parent-style-name="Text_20_body" style:list-style-name="L9">
      <style:text-properties officeooo:rsid="003ada25" officeooo:paragraph-rsid="003ada25"/>
    </style:style>
    <style:style style:name="P34" style:family="paragraph" style:parent-style-name="Text_20_body" style:list-style-name="L9">
      <style:text-properties officeooo:rsid="003ada25" officeooo:paragraph-rsid="0073cead"/>
    </style:style>
    <style:style style:name="P35" style:family="paragraph" style:parent-style-name="Text_20_body" style:list-style-name="L9">
      <style:text-properties officeooo:rsid="003ada25" officeooo:paragraph-rsid="008760ac"/>
    </style:style>
    <style:style style:name="P36" style:family="paragraph" style:parent-style-name="Text_20_body" style:list-style-name="L9">
      <style:text-properties officeooo:rsid="003b196c" officeooo:paragraph-rsid="003b196c"/>
    </style:style>
    <style:style style:name="P37" style:family="paragraph" style:parent-style-name="Text_20_body" style:list-style-name="L9">
      <style:text-properties officeooo:rsid="003b68f5" officeooo:paragraph-rsid="003b68f5"/>
    </style:style>
    <style:style style:name="P38" style:family="paragraph" style:parent-style-name="Text_20_body" style:list-style-name="L9">
      <style:text-properties officeooo:rsid="003dbb4a" officeooo:paragraph-rsid="003dbb4a"/>
    </style:style>
    <style:style style:name="P39" style:family="paragraph" style:parent-style-name="Text_20_body" style:list-style-name="L9">
      <style:text-properties officeooo:rsid="003dbb4a" officeooo:paragraph-rsid="007706b7"/>
    </style:style>
    <style:style style:name="P40" style:family="paragraph" style:parent-style-name="Text_20_body" style:list-style-name="L9">
      <style:text-properties officeooo:rsid="003dbb4a" officeooo:paragraph-rsid="007b009e"/>
    </style:style>
    <style:style style:name="P41" style:family="paragraph" style:parent-style-name="Text_20_body" style:list-style-name="L9">
      <style:text-properties officeooo:rsid="003dbb4a" officeooo:paragraph-rsid="007eb34f"/>
    </style:style>
    <style:style style:name="P42" style:family="paragraph" style:parent-style-name="Text_20_body" style:list-style-name="L9">
      <style:text-properties officeooo:rsid="003dbb4a" officeooo:paragraph-rsid="008760ac"/>
    </style:style>
    <style:style style:name="P43" style:family="paragraph" style:parent-style-name="Text_20_body">
      <style:text-properties officeooo:paragraph-rsid="001294ae"/>
    </style:style>
    <style:style style:name="P44" style:family="paragraph" style:parent-style-name="Text_20_body" style:list-style-name="L9">
      <style:text-properties officeooo:rsid="00500e0c" officeooo:paragraph-rsid="009563bc"/>
    </style:style>
    <style:style style:name="P45" style:family="paragraph" style:parent-style-name="Text_20_body" style:list-style-name="L4">
      <style:text-properties officeooo:rsid="0059a84e" officeooo:paragraph-rsid="0059a84e"/>
    </style:style>
    <style:style style:name="P46" style:family="paragraph" style:parent-style-name="Text_20_body" style:list-style-name="L4">
      <style:text-properties officeooo:rsid="005afc7e" officeooo:paragraph-rsid="005afc7e"/>
    </style:style>
    <style:style style:name="P47" style:family="paragraph" style:parent-style-name="Text_20_body" style:list-style-name="L4">
      <style:text-properties officeooo:rsid="005afc7e" officeooo:paragraph-rsid="005cc234"/>
    </style:style>
    <style:style style:name="P48" style:family="paragraph" style:parent-style-name="Text_20_body" style:list-style-name="L4">
      <style:text-properties officeooo:rsid="005afc7e" officeooo:paragraph-rsid="0072a142"/>
    </style:style>
    <style:style style:name="P49" style:family="paragraph" style:parent-style-name="Text_20_body" style:list-style-name="L9">
      <style:text-properties officeooo:rsid="00737fbc" officeooo:paragraph-rsid="0078ce36"/>
    </style:style>
    <style:style style:name="P50" style:family="paragraph" style:parent-style-name="Text_20_body" style:list-style-name="L9">
      <style:text-properties officeooo:rsid="00737fbc" officeooo:paragraph-rsid="009563bc"/>
    </style:style>
    <style:style style:name="P51" style:family="paragraph" style:parent-style-name="Text_20_body" style:list-style-name="L9">
      <style:text-properties officeooo:rsid="0073cead" officeooo:paragraph-rsid="0073cead"/>
    </style:style>
    <style:style style:name="P52" style:family="paragraph" style:parent-style-name="Text_20_body" style:list-style-name="L4">
      <style:text-properties officeooo:rsid="007509fc" officeooo:paragraph-rsid="007509fc"/>
    </style:style>
    <style:style style:name="P53" style:family="paragraph" style:parent-style-name="Text_20_body" style:list-style-name="L9">
      <style:text-properties officeooo:rsid="007793c5" officeooo:paragraph-rsid="007793c5"/>
    </style:style>
    <style:style style:name="P54" style:family="paragraph" style:parent-style-name="Text_20_body" style:list-style-name="L4">
      <style:text-properties officeooo:rsid="00792696" officeooo:paragraph-rsid="00792696"/>
    </style:style>
    <style:style style:name="P55" style:family="paragraph" style:parent-style-name="Text_20_body">
      <style:text-properties officeooo:rsid="003ada25" officeooo:paragraph-rsid="003ada25" fo:background-color="#ffff00"/>
    </style:style>
    <style:style style:name="P56" style:family="paragraph" style:parent-style-name="Text_20_body">
      <style:text-properties officeooo:rsid="003ada25" officeooo:paragraph-rsid="0073cead" fo:background-color="#ffff00"/>
    </style:style>
    <style:style style:name="P57" style:family="paragraph" style:parent-style-name="Text_20_body">
      <style:text-properties officeooo:rsid="003ada25" officeooo:paragraph-rsid="008760ac" fo:background-color="#ffff00"/>
    </style:style>
    <style:style style:name="P58" style:family="paragraph" style:parent-style-name="Text_20_body">
      <style:text-properties officeooo:rsid="0080e724" officeooo:paragraph-rsid="0080e724"/>
    </style:style>
    <style:style style:name="P59" style:family="paragraph" style:parent-style-name="Text_20_body" style:list-style-name="L10">
      <style:text-properties officeooo:rsid="00851bcb" officeooo:paragraph-rsid="00851bcb"/>
    </style:style>
    <style:style style:name="P60" style:family="paragraph" style:parent-style-name="Text_20_body" style:list-style-name="L9">
      <style:text-properties officeooo:rsid="008760ac" officeooo:paragraph-rsid="008760ac"/>
    </style:style>
    <style:style style:name="P61" style:family="paragraph" style:parent-style-name="Text_20_body">
      <style:paragraph-properties fo:margin-left="0in" fo:margin-right="0in" fo:text-indent="0in" style:auto-text-indent="false" fo:padding-left="0in" fo:padding-right="0in" fo:padding-top="0in" fo:padding-bottom="0.0193in" fo:border-left="none" fo:border-right="none" fo:border-top="none" fo:border-bottom="0.06pt solid #ffffff"/>
    </style:style>
    <style:style style:name="T1" style:family="text">
      <style:text-properties officeooo:rsid="00117e7f"/>
    </style:style>
    <style:style style:name="T2" style:family="text">
      <style:text-properties officeooo:rsid="001294ae"/>
    </style:style>
    <style:style style:name="T3" style:family="text">
      <style:text-properties officeooo:rsid="00141300"/>
    </style:style>
    <style:style style:name="T4" style:family="text">
      <style:text-properties officeooo:rsid="0015c2c5"/>
    </style:style>
    <style:style style:name="T5" style:family="text">
      <style:text-properties officeooo:rsid="0015d51f"/>
    </style:style>
    <style:style style:name="T6" style:family="text">
      <style:text-properties officeooo:rsid="0017cb2a"/>
    </style:style>
    <style:style style:name="T7" style:family="text">
      <style:text-properties fo:font-style="italic" officeooo:rsid="0017cb2a" style:font-style-asian="italic" style:font-style-complex="italic"/>
    </style:style>
    <style:style style:name="T8" style:family="text">
      <style:text-properties officeooo:rsid="0018cb29"/>
    </style:style>
    <style:style style:name="T9" style:family="text">
      <style:text-properties officeooo:rsid="00192290"/>
    </style:style>
    <style:style style:name="T10" style:family="text">
      <style:text-properties officeooo:rsid="001a4627"/>
    </style:style>
    <style:style style:name="T11" style:family="text">
      <style:text-properties officeooo:rsid="001b9c70"/>
    </style:style>
    <style:style style:name="T12" style:family="text">
      <style:text-properties officeooo:rsid="001be4c8"/>
    </style:style>
    <style:style style:name="T13" style:family="text">
      <style:text-properties officeooo:rsid="001e6132"/>
    </style:style>
    <style:style style:name="T14" style:family="text">
      <style:text-properties officeooo:rsid="0021875c"/>
    </style:style>
    <style:style style:name="T15" style:family="text">
      <style:text-properties officeooo:rsid="0022da8d"/>
    </style:style>
    <style:style style:name="T16" style:family="text">
      <style:text-properties officeooo:rsid="00295eb1"/>
    </style:style>
    <style:style style:name="T17" style:family="text">
      <style:text-properties officeooo:rsid="0029ed5a"/>
    </style:style>
    <style:style style:name="T18" style:family="text">
      <style:text-properties officeooo:rsid="002b7da8"/>
    </style:style>
    <style:style style:name="T19" style:family="text">
      <style:text-properties officeooo:rsid="0030b550"/>
    </style:style>
    <style:style style:name="T20" style:family="text">
      <style:text-properties officeooo:rsid="0032fe7d"/>
    </style:style>
    <style:style style:name="T21" style:family="text">
      <style:text-properties officeooo:rsid="0033ca98"/>
    </style:style>
    <style:style style:name="T22" style:family="text">
      <style:text-properties officeooo:rsid="00353fdf"/>
    </style:style>
    <style:style style:name="T23" style:family="text">
      <style:text-properties officeooo:rsid="0036e28c"/>
    </style:style>
    <style:style style:name="T24" style:family="text">
      <style:text-properties officeooo:rsid="00399097"/>
    </style:style>
    <style:style style:name="T25" style:family="text">
      <style:text-properties officeooo:rsid="003a1de3"/>
    </style:style>
    <style:style style:name="T26" style:family="text">
      <style:text-properties officeooo:rsid="003dbb4a"/>
    </style:style>
    <style:style style:name="T27" style:family="text">
      <style:text-properties style:text-position="super 58%" officeooo:rsid="00141300"/>
    </style:style>
    <style:style style:name="T28" style:family="text">
      <style:text-properties style:text-position="super 58%" officeooo:rsid="00400592"/>
    </style:style>
    <style:style style:name="T29" style:family="text">
      <style:text-properties officeooo:rsid="0043cb4b"/>
    </style:style>
    <style:style style:name="T30" style:family="text">
      <style:text-properties officeooo:rsid="00450f1c"/>
    </style:style>
    <style:style style:name="T31" style:family="text">
      <style:text-properties officeooo:rsid="00463967"/>
    </style:style>
    <style:style style:name="T32" style:family="text">
      <style:text-properties officeooo:rsid="004826c7"/>
    </style:style>
    <style:style style:name="T33" style:family="text">
      <style:text-properties officeooo:rsid="00497af6"/>
    </style:style>
    <style:style style:name="T34" style:family="text">
      <style:text-properties officeooo:rsid="004a2bbf"/>
    </style:style>
    <style:style style:name="T35" style:family="text">
      <style:text-properties officeooo:rsid="004ad6a4"/>
    </style:style>
    <style:style style:name="T36" style:family="text">
      <style:text-properties officeooo:rsid="004bba0c"/>
    </style:style>
    <style:style style:name="T37" style:family="text">
      <style:text-properties officeooo:rsid="004cb51a"/>
    </style:style>
    <style:style style:name="T38" style:family="text">
      <style:text-properties officeooo:rsid="004d7e91"/>
    </style:style>
    <style:style style:name="T39" style:family="text">
      <style:text-properties officeooo:rsid="004f72b7"/>
    </style:style>
    <style:style style:name="T40" style:family="text">
      <style:text-properties officeooo:rsid="004f7677"/>
    </style:style>
    <style:style style:name="T41" style:family="text">
      <style:text-properties officeooo:rsid="005085b7"/>
    </style:style>
    <style:style style:name="T42" style:family="text">
      <style:text-properties officeooo:rsid="00525652"/>
    </style:style>
    <style:style style:name="T43" style:family="text">
      <style:text-properties officeooo:rsid="0052c8f8"/>
    </style:style>
    <style:style style:name="T44" style:family="text">
      <style:text-properties officeooo:rsid="00537a8f"/>
    </style:style>
    <style:style style:name="T45" style:family="text">
      <style:text-properties officeooo:rsid="0053be30"/>
    </style:style>
    <style:style style:name="T46" style:family="text">
      <style:text-properties officeooo:rsid="0053e2d0"/>
    </style:style>
    <style:style style:name="T47" style:family="text">
      <style:text-properties officeooo:rsid="005542ca"/>
    </style:style>
    <style:style style:name="T48" style:family="text">
      <style:text-properties officeooo:rsid="005635c4"/>
    </style:style>
    <style:style style:name="T49" style:family="text">
      <style:text-properties officeooo:rsid="0056eac4"/>
    </style:style>
    <style:style style:name="T50" style:family="text">
      <style:text-properties officeooo:rsid="005cc234"/>
    </style:style>
    <style:style style:name="T51" style:family="text">
      <style:text-properties officeooo:rsid="005ec230"/>
    </style:style>
    <style:style style:name="T52" style:family="text">
      <style:text-properties officeooo:rsid="005fd00d"/>
    </style:style>
    <style:style style:name="T53" style:family="text">
      <style:text-properties officeooo:rsid="0068fb12"/>
    </style:style>
    <style:style style:name="T54" style:family="text">
      <style:text-properties officeooo:rsid="006a35e9"/>
    </style:style>
    <style:style style:name="T55" style:family="text">
      <style:text-properties officeooo:rsid="006a9524"/>
    </style:style>
    <style:style style:name="T56" style:family="text">
      <style:text-properties officeooo:rsid="006c1787"/>
    </style:style>
    <style:style style:name="T57" style:family="text">
      <style:text-properties officeooo:rsid="006d3dc8"/>
    </style:style>
    <style:style style:name="T58" style:family="text">
      <style:text-properties officeooo:rsid="006e2528"/>
    </style:style>
    <style:style style:name="T59" style:family="text">
      <style:text-properties officeooo:rsid="00728421"/>
    </style:style>
    <style:style style:name="T60" style:family="text">
      <style:text-properties style:text-underline-style="solid" style:text-underline-width="auto" style:text-underline-color="font-color" officeooo:rsid="00792696"/>
    </style:style>
    <style:style style:name="T61" style:family="text">
      <style:text-properties officeooo:rsid="0076091d"/>
    </style:style>
    <style:style style:name="T62" style:family="text">
      <style:text-properties officeooo:rsid="007706b7"/>
    </style:style>
    <style:style style:name="T63" style:family="text">
      <style:text-properties officeooo:rsid="007793c5"/>
    </style:style>
    <style:style style:name="T64" style:family="text">
      <style:text-properties officeooo:rsid="00792696"/>
    </style:style>
    <style:style style:name="T65" style:family="text">
      <style:text-properties officeooo:rsid="00796fed"/>
    </style:style>
    <style:style style:name="T66" style:family="text">
      <style:text-properties officeooo:rsid="007b009e"/>
    </style:style>
    <style:style style:name="T67" style:family="text">
      <style:text-properties officeooo:rsid="007cec03"/>
    </style:style>
    <style:style style:name="T68" style:family="text">
      <style:text-properties officeooo:rsid="0081f865"/>
    </style:style>
    <style:style style:name="T69" style:family="text">
      <style:text-properties officeooo:rsid="00822a71"/>
    </style:style>
    <style:style style:name="T70" style:family="text">
      <style:text-properties officeooo:rsid="008238c7"/>
    </style:style>
    <style:style style:name="T71" style:family="text">
      <style:text-properties officeooo:rsid="0083b2ab"/>
    </style:style>
    <style:style style:name="T72" style:family="text">
      <style:text-properties officeooo:rsid="0086d390"/>
    </style:style>
    <style:style style:name="T73" style:family="text">
      <style:text-properties officeooo:rsid="008760ac"/>
    </style:style>
    <style:style style:name="T74" style:family="text">
      <style:text-properties officeooo:rsid="008b4035"/>
    </style:style>
    <style:style style:name="T75" style:family="text">
      <style:text-properties officeooo:rsid="008e04dc"/>
    </style:style>
    <style:style style:name="T76" style:family="text">
      <style:text-properties officeooo:rsid="00908e8e"/>
    </style:style>
    <style:style style:name="T77" style:family="text">
      <style:text-properties officeooo:rsid="0090ee2f"/>
    </style:style>
    <style:style style:name="T78" style:family="text">
      <style:text-properties officeooo:rsid="0092aea3"/>
    </style:style>
    <style:style style:name="T79" style:family="text">
      <style:text-properties officeooo:rsid="0093a32a"/>
    </style:style>
    <style:style style:name="T80" style:family="text">
      <style:text-properties officeooo:rsid="009563bc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Alex Williams</text:p>
      <text:p text:style-name="P18">Fab Lab EP Week 1 Curriculum Draft</text:p>
      <text:p text:style-name="P19">1/15/24</text:p>
      <text:h text:style-name="P2" text:outline-level="1"><text:bookmark text:name="full-stack-dev-curriculum-draft"/>Full Stack <text:span text:style-name="T74">Web Developer</text:span> Curriculum (DRAFT)</text:h>
      <text:p text:style-name="P61"/>
      <text:p text:style-name="P61"><text:span text:style-name="T75">NOTE: Omitting course description, table of contents, etc for brevity.</text:span></text:p>
      <text:h text:style-name="P1" text:outline-level="2">Curriculum Week 1</text:h>
      <text:h text:style-name="Heading_20_3" text:outline-level="3">Introduction on the Internet and Web (~<text:span text:style-name="T65">1</text:span> day) </text:h>
      <text:p text:style-name="P43"><text:span text:style-name="T2">The world wide web has evolved from i</text:span><text:span text:style-name="T3">ts very first </text:span><text:a xlink:type="simple" xlink:href="https://info.cern.ch/" text:style-name="Internet_20_link" text:visited-style-name="Visited_20_Internet_20_Link"><text:span text:style-name="T3">website</text:span></text:a><text:span text:style-name="T3"> to a myriad of feature rich experiences</text:span><text:span text:style-name="T27"> </text:span><text:a xlink:type="simple" xlink:href="https://artsandculture.google.com/experiment/blob-opera/AAHWrq360NcGbw?cp=e30" text:style-name="Internet_20_link" text:visited-style-name="Visited_20_Internet_20_Link"><text:span text:style-name="T28">1</text:span></text:a><text:span text:style-name="T28">, </text:span><text:a xlink:type="simple" xlink:href="https://bsehovac.github.io/the-cube/" text:style-name="Internet_20_link" text:visited-style-name="Visited_20_Internet_20_Link"><text:span text:style-name="T28">2</text:span></text:a><text:span text:style-name="T28">, </text:span><text:a xlink:type="simple" xlink:href="https://threejs.org/" text:style-name="Internet_20_link" text:visited-style-name="Visited_20_Internet_20_Link"><text:span text:style-name="T28">3</text:span></text:a><text:span text:style-name="T3"> </text:span><text:span text:style-name="T4">accessible on computers, laptops, tablets, phones, smart TVs, and IoT devices</text:span><text:span text:style-name="T3">. </text:span><text:span text:style-name="T11">By leveraging </text:span><text:span text:style-name="T10">Full Stack Web Development strategies </text:span><text:span text:style-name="T31">and best practices</text:span><text:span text:style-name="T10">, students will be able to </text:span><text:span text:style-name="T11">develop such feature-rich </text:span><text:span text:style-name="T12">content </text:span><text:span text:style-name="T76">and serve it </text:span><text:span text:style-name="T12">over the internet</text:span><text:span text:style-name="T11"> in a </text:span><text:span text:style-name="T12">productive</text:span><text:span text:style-name="T11"> and efficient manner. However,</text:span><text:span text:style-name="T3"> </text:span><text:span text:style-name="T11">b</text:span><text:span text:style-name="T5">efore </text:span><text:span text:style-name="T11">embarking on this journey</text:span><text:span text:style-name="T4"> </text:span><text:span text:style-name="T6">it is </text:span><text:span text:style-name="T32">critical</text:span><text:span text:style-name="T6"> </text:span><text:span text:style-name="T8">for </text:span><text:span text:style-name="T11">students</text:span><text:span text:style-name="T8"> to</text:span><text:span text:style-name="T6"> understand what exactly </text:span><text:span text:style-name="T7">is</text:span><text:span text:style-name="T6"> “the web”. </text:span><text:span text:style-name="T29">I</text:span><text:span text:style-name="T9">n this section, we will discuss </text:span><text:span text:style-name="T13">the motivation behind creating the web, </text:span><text:span text:style-name="T29">how it differs from the internet, </text:span><text:span text:style-name="T30">its capabilities, and where its going.</text:span></text:p>
      <text:list text:style-name="L2">
        <text:list-item>
          <text:p text:style-name="P4"><text:span text:style-name="T2">History</text:span></text:p>
        </text:list-item>
      </text:list>
      <text:list text:style-name="L1">
        <text:list-item>
          <text:list>
            <text:list-item>
              <text:p text:style-name="P5">The Internet and the Web – Connecting Content, Connecting <text:span text:style-name="T14">People </text:span><text:span text:style-name="T77">(my attempt at a catchy title)</text:span></text:p>
              <text:list>
                <text:list-item>
                  <text:p text:style-name="P7">Internet vs. Web – are they the same?</text:p>
                </text:list-item>
                <text:list-item>
                  <text:p text:style-name="P6">Who made it?</text:p>
                </text:list-item>
                <text:list-item>
                  <text:p text:style-name="P15">What are its capabilities?</text:p>
                </text:list-item>
                <text:list-item>
                  <text:p text:style-name="P6">Who maintains it?</text:p>
                </text:list-item>
                <text:list-item>
                  <text:p text:style-name="P7">Where is it going?</text:p>
                </text:list-item>
              </text:list>
            </text:list-item>
            <text:list-item>
              <text:p text:style-name="P8">Technology behind the web</text:p>
              <text:list>
                <text:list-item>
                  <text:p text:style-name="P8">HTTP</text:p>
                </text:list-item>
                <text:list-item>
                  <text:p text:style-name="P9">Content Negotiation</text:p>
                </text:list-item>
                <text:list-item>
                  <text:p text:style-name="P8">Web Servers</text:p>
                </text:list-item>
                <text:list-item>
                  <text:p text:style-name="P8">DNS &amp; IP Addresses</text:p>
                </text:list-item>
                <text:list-item>
                  <text:p text:style-name="P8">Web Browsers</text:p>
                </text:list-item>
                <text:list-item>
                  <text:p text:style-name="P10">Web Standards</text:p>
                </text:list-item>
              </text:list>
            </text:list-item>
            <text:list-item>
              <text:p text:style-name="P11">Web Vs Mobile Apps Vs Programs</text:p>
              <text:list>
                <text:list-item>
                  <text:p text:style-name="P11">A distinction between the various execution environments</text:p>
                </text:list-item>
              </text:list>
            </text:list-item>
          </text:list>
        </text:list-item>
      </text:list>
      <text:p text:style-name="P12"/>
      <text:p text:style-name="P56">Activities:</text:p>
      <text:list xml:id="list127128021" text:style-name="L9">
        <text:list-item>
          <text:p text:style-name="P34">In Class:</text:p>
          <text:list>
            <text:list-item>
              <text:p text:style-name="P51">“Hello World” website first day</text:p>
            </text:list-item>
          </text:list>
        </text:list-item>
        <text:list-item>
          <text:p text:style-name="P40">Quiz <text:span text:style-name="T79">on</text:span> <text:span text:style-name="T66">(Take Home)</text:span>:</text:p>
          <text:list>
            <text:list-item>
              <text:p text:style-name="P40"><text:soft-page-break/><text:span text:style-name="T15">Internet vs. Web </text:span>(Multiple Choice or similar)</text:p>
            </text:list-item>
            <text:list-item>
              <text:p text:style-name="P13">Web Vs Mobile Apps Vs Programs <text:span text:style-name="T26">(Multiple Choice or similar)</text:span></text:p>
            </text:list-item>
          </text:list>
        </text:list-item>
      </text:list>
      <text:p text:style-name="P14"/>
      <text:p text:style-name="Standard"/>
      <text:h text:style-name="P3" text:outline-level="3"><text:span text:style-name="T16">Full Stack Web Development</text:span> <text:span text:style-name="T1">(~</text:span><text:span text:style-name="T67">2</text:span><text:span text:style-name="T1"> days)</text:span></text:h>
      <text:p text:style-name="P16">Full Stack <text:span text:style-name="T16">(Web) Development </text:span><text:span text:style-name="T33">is a fulfilling career path with high earning potential and marketability. </text:span><text:span text:style-name="T44">Furthermore, it</text:span><text:span text:style-name="T33"> </text:span><text:span text:style-name="T44">gives web </text:span><text:span text:style-name="T41">developers the freedom of choice over </text:span><text:span text:style-name="T44">a</text:span><text:span text:style-name="T41"> wide array of programming languages and frameworks – </text:span><text:span text:style-name="T44">think, “best tool for the job”</text:span><text:span text:style-name="T33">. </text:span><text:span text:style-name="T48">However, o</text:span><text:span text:style-name="T43">ne major</text:span><text:span text:style-name="T42"> downside to this approach </text:span><text:span text:style-name="T48">in comparison to front-end focused or back-end focused web development</text:span><text:span text:style-name="T42"> </text:span><text:span text:style-name="T43">can be in the </text:span><text:span text:style-name="T46">lack</text:span><text:span text:style-name="T43"> of Subject Matter Expert</text:span><text:span text:style-name="T46">ise</text:span><text:span text:style-name="T43"> to any given </text:span><text:span text:style-name="T51">area</text:span><text:span text:style-name="T43"> – </text:span><text:span text:style-name="T46">although this can always be achieved with time put in!</text:span><text:span text:style-name="T43"> </text:span><text:span text:style-name="T49">Becoming a professional</text:span><text:span text:style-name="T45"> f</text:span><text:span text:style-name="T43">ull stack </text:span><text:span text:style-name="T49">web </text:span><text:span text:style-name="T43">developer</text:span><text:span text:style-name="T45"> </text:span><text:span text:style-name="T43">requires knowledge on a variety of topics in regards to developing, testing, deploying, and monitoring web application</text:span><text:span text:style-name="T51">s</text:span><text:span text:style-name="T43"> </text:span><text:span text:style-name="T78">for</text:span><text:span text:style-name="T43"> the modern era. </text:span><text:span text:style-name="T47">In this section, we will focus on the building blocks of full stack web development from an architectural and functional </text:span><text:span text:style-name="T52">perspective</text:span><text:span text:style-name="T47">.</text:span></text:p>
      <text:p text:style-name="Standard"/>
      <text:list xml:id="list1133713672" text:style-name="L4">
        <text:list-item>
          <text:p text:style-name="P23">Early days of Web <text:span text:style-name="T17">Programming – </text:span><text:span text:style-name="T18">Web 1.0</text:span> </text:p>
        </text:list-item>
      </text:list>
      <text:list text:style-name="L5">
        <text:list-item>
          <text:list>
            <text:list-item>
              <text:p text:style-name="P25">Simple, Static web pages</text:p>
            </text:list-item>
            <text:list-item>
              <text:p text:style-name="P31">ISP-owned web servers</text:p>
            </text:list-item>
            <text:list-item>
              <text:p text:style-name="P26">File-based content as opposed to DB</text:p>
            </text:list-item>
            <text:list-item>
              <text:p text:style-name="P26">Loose security</text:p>
            </text:list-item>
          </text:list>
        </text:list-item>
      </text:list>
      <text:list xml:id="list165649185146970" text:continue-list="list1133713672" text:style-name="L4">
        <text:list-item>
          <text:p text:style-name="P21">Traditional Web Programming – <text:span text:style-name="T18">Web 2.0</text:span></text:p>
        </text:list-item>
      </text:list>
      <text:list text:style-name="L6">
        <text:list-item>
          <text:list>
            <text:list-item>
              <text:p text:style-name="P22">“<text:span text:style-name="T19">Rich” content</text:span></text:p>
            </text:list-item>
            <text:list-item>
              <text:p text:style-name="P27">Social Media</text:p>
            </text:list-item>
            <text:list-item>
              <text:p text:style-name="P27">Responsive Design <text:span text:style-name="T55">(Mobile and Tablet views)</text:span></text:p>
            </text:list-item>
            <text:list-item>
              <text:p text:style-name="P28">Accessibility <text:span text:style-name="T54">(WCAG)</text:span></text:p>
            </text:list-item>
            <text:list-item>
              <text:p text:style-name="P28"><text:span text:style-name="T21">Increased</text:span><text:span text:style-name="T20"> Security </text:span><text:span text:style-name="T53">(HTTPS, TLS)</text:span></text:p>
            </text:list-item>
          </text:list>
        </text:list-item>
      </text:list>
      <text:list text:continue-list="list165649185146970" text:style-name="L4">
        <text:list-item>
          <text:p text:style-name="P24">Current Web Programming</text:p>
          <text:list>
            <text:list-item>
              <text:p text:style-name="P30">Performance <text:span text:style-name="T34">&amp; </text:span><text:span text:style-name="T35">Robustness</text:span><text:span text:style-name="T34"> </text:span><text:span text:style-name="T56">a priority </text:span><text:span text:style-name="T22">(</text:span><text:span text:style-name="T36">ex. </text:span><text:span text:style-name="T22">Edge Servers/CDNs, </text:span><text:span text:style-name="T38">Serverless </text:span><text:span text:style-name="T57">computing</text:span><text:span text:style-name="T38">, </text:span><text:span text:style-name="T22">Single-page apps, </text:span><text:span text:style-name="T24">Adaptive Bitrate Streaming, </text:span><text:span text:style-name="T25">WASM, </text:span><text:span text:style-name="T36">QUIC</text:span><text:span text:style-name="T22">)</text:span></text:p>
            </text:list-item>
            <text:list-item>
              <text:p text:style-name="P32">Micro-service <text:span text:style-name="T58">based architecture</text:span></text:p>
            </text:list-item>
            <text:list-item>
              <text:p text:style-name="P52">Scalable Cloud Dbs <text:span text:style-name="T61">&amp; Data analytics</text:span></text:p>
            </text:list-item>
            <text:list-item>
              <text:p text:style-name="P30"><text:span text:style-name="T23">Single-Sign On </text:span><text:span text:style-name="T37">&amp; Authentication schemes</text:span></text:p>
            </text:list-item>
            <text:list-item>
              <text:p text:style-name="P45">Internet of Things (IoT)</text:p>
            </text:list-item>
          </text:list>
        </text:list-item>
        <text:list-item>
          <text:p text:style-name="P46">Full Stack <text:span text:style-name="T59">Dev</text:span> “Big 3” <text:span text:style-name="T60">Development</text:span><text:span text:style-name="T64"> </text:span>Building Blocks</text:p>
          <text:list>
            <text:list-item>
              <text:p text:style-name="P46">User interface <text:span text:style-name="T50">(Front-end)</text:span></text:p>
            </text:list-item>
            <text:list-item>
              <text:p text:style-name="P47"><text:soft-page-break/>API layer <text:span text:style-name="T50">(Middleware/Backend)</text:span></text:p>
            </text:list-item>
            <text:list-item>
              <text:p text:style-name="P46">Database layer <text:span text:style-name="T50">(Backend)</text:span></text:p>
            </text:list-item>
          </text:list>
        </text:list-item>
        <text:list-item>
          <text:p text:style-name="P48">Full Stack <text:span text:style-name="T59">Dev</text:span> “Big <text:span text:style-name="T64">5</text:span>” <text:span text:style-name="T60">Production</text:span> Building Blocks</text:p>
          <text:list>
            <text:list-item>
              <text:p text:style-name="P54">Testing</text:p>
            </text:list-item>
            <text:list-item>
              <text:p text:style-name="P54">Deploying</text:p>
            </text:list-item>
            <text:list-item>
              <text:p text:style-name="P54">Securing</text:p>
            </text:list-item>
            <text:list-item>
              <text:p text:style-name="P54">Monitoring</text:p>
            </text:list-item>
            <text:list-item>
              <text:p text:style-name="P54">Debugging</text:p>
            </text:list-item>
          </text:list>
        </text:list-item>
      </text:list>
      <text:list text:style-name="L7">
        <text:list-item>
          <text:list>
            <text:list-header>
              <text:p text:style-name="P29"/>
            </text:list-header>
          </text:list>
        </text:list-item>
      </text:list>
      <text:p text:style-name="P55">Activities:</text:p>
      <text:list xml:id="list165648285413534" text:continue-list="list127128021" text:style-name="L9">
        <text:list-item>
          <text:p text:style-name="P33">In Class:</text:p>
          <text:list>
            <text:list-item>
              <text:p text:style-name="P37"><text:span text:style-name="T39">Viewing e</text:span>xamples of Web 1.0 sites <text:span text:style-name="T63">&amp;</text:span> Web 2.0 sites</text:p>
              <text:list>
                <text:list-item>
                  <text:p text:style-name="P53">[Special Topic if time allows] a look at “Web 3.0”</text:p>
                </text:list-item>
              </text:list>
            </text:list-item>
            <text:list-item>
              <text:p text:style-name="P39">A review of <text:span text:style-name="T40">the web’s capabilities</text:span> <text:a xlink:type="simple" xlink:href="https://whatwebcando.today/" text:style-name="Internet_20_link" text:visited-style-name="Visited_20_Internet_20_Link">https://whatwebcando.today/</text:a></text:p>
            </text:list-item>
            <text:list-item>
              <text:p text:style-name="P36">A review of the various <text:span text:style-name="T39">Full Stack Development</text:span> “road maps” <text:a xlink:type="simple" xlink:href="https://roadmap.sh/full-stack" text:style-name="Internet_20_link" text:visited-style-name="Visited_20_Internet_20_Link">https://roadmap.sh/full-stack</text:a> <text:span text:style-name="T62">that are used in the industry to guide professionals on latest trends.</text:span></text:p>
            </text:list-item>
          </text:list>
        </text:list-item>
        <text:list-item>
          <text:p text:style-name="P41">Quiz <text:span text:style-name="T79">on</text:span> <text:span text:style-name="T66">(Take Home)</text:span>:</text:p>
          <text:list>
            <text:list-item>
              <text:p text:style-name="P38">Web 1.0 vs Web 2.0 (Multiple Choice or similar)</text:p>
            </text:list-item>
            <text:list-item>
              <text:p text:style-name="P44">Web capabilities <text:span text:style-name="T26">(Multiple Choice or similar)</text:span></text:p>
            </text:list-item>
            <text:list-item>
              <text:p text:style-name="P50">“Big 3” <text:span text:style-name="T80">Development </text:span>Building Blocks <text:span text:style-name="T26">(Multiple Choice or similar)</text:span></text:p>
            </text:list-item>
            <text:list-item>
              <text:p text:style-name="P50">“Big <text:span text:style-name="T80">5</text:span>” <text:span text:style-name="T80">Production </text:span>Building Blocks <text:span text:style-name="T26">(Multiple Choice or similar)</text:span></text:p>
              <text:p text:style-name="P49"/>
            </text:list-item>
          </text:list>
        </text:list-item>
      </text:list>
      <text:h text:style-name="P3" text:outline-level="3"><text:span text:style-name="T71">Software </text:span><text:span text:style-name="T1">Tools (~</text:span><text:span text:style-name="T16">2</text:span><text:span text:style-name="T1"> days)</text:span></text:h>
      <text:p text:style-name="P58">This section covers the review and installation of <text:span text:style-name="T68">the </text:span>software tools <text:span text:style-name="T70">commonly used</text:span> by Full Stack Web Developers. <text:span text:style-name="T68">These tools will be used in future class sessions and take home assignments. </text:span>All software and tools <text:span text:style-name="T68">mentioned</text:span> are <text:span text:style-name="T68">free to download (for personal use, non commercial) unless noted otherwise. Optional tools are allowed if brought to the attention of the instructor and given approval beforehand </text:span><text:span text:style-name="T69">(or buyer beware)</text:span><text:span text:style-name="T68">.</text:span></text:p>
      <text:p text:style-name="P20"/>
      <text:list text:style-name="L10">
        <text:list-item>
          <text:p text:style-name="P59">Integrated Development Environments (IDEs)</text:p>
        </text:list-item>
        <text:list-item>
          <text:p text:style-name="P59">Command Line Interfaces (CLIs)</text:p>
        </text:list-item>
        <text:list-item>
          <text:p text:style-name="P59"><text:soft-page-break/>Package Managers</text:p>
        </text:list-item>
        <text:list-item>
          <text:p text:style-name="P59">Version Control Systems</text:p>
        </text:list-item>
        <text:list-item>
          <text:p text:style-name="P59">API Testers</text:p>
        </text:list-item>
        <text:list-item>
          <text:p text:style-name="P59">[Special Topic – <text:span text:style-name="T72">if time allows</text:span> – Emerging Trends] AI Tools</text:p>
        </text:list-item>
      </text:list>
      <text:p text:style-name="P57">Activities:</text:p>
      <text:list text:continue-list="list165648285413534" text:style-name="L9">
        <text:list-item>
          <text:p text:style-name="P35">In Class:</text:p>
          <text:list>
            <text:list-item>
              <text:p text:style-name="P60">Above tool installation</text:p>
            </text:list-item>
          </text:list>
        </text:list-item>
        <text:list-item>
          <text:p text:style-name="P42">Quizzes <text:span text:style-name="T66">(Take Home)</text:span>:</text:p>
          <text:list>
            <text:list-item>
              <text:p text:style-name="P42"><text:span text:style-name="T73">Tooling quiz </text:span>(Multiple Choice or similar)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15T14:04:58.096000000</meta:creation-date>
    <dc:date>2024-01-15T16:48:44.769000000</dc:date>
    <meta:editing-duration>PT1H13M51S</meta:editing-duration>
    <meta:editing-cycles>106</meta:editing-cycles>
    <meta:generator>LibreOffice/7.6.1.2$Windows_X86_64 LibreOffice_project/f5defcebd022c5bc36bbb79be232cb6926d8f674</meta:generator>
    <meta:print-date>2024-01-15T16:49:20.691000000</meta:print-date>
    <meta:printed-by>PDF files</meta:printed-by>
    <meta:document-statistic meta:table-count="0" meta:image-count="0" meta:object-count="0" meta:page-count="4" meta:paragraph-count="85" meta:word-count="753" meta:character-count="4511" meta:non-whitespace-character-count="3901"/>
  </office:meta>
</office:document-meta>
</file>